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 lang="en"&gt;</text:p>
      <text:p text:style-name="Normal">&lt;head&gt;</text:p>
      <text:p text:style-name="Normal">&lt;meta charset="UTF-8"&gt;</text:p>
      <text:p text:style-name="Normal">&lt;meta name="viewport" content="width=device-width, initial-scale=1.0"&gt;</text:p>
      <text:p text:style-name="Normal">&lt;title&gt;Jerox Invest&lt;/title&gt;</text:p>
      <text:p text:style-name="Normal"/>
      <text:p text:style-name="Normal">&lt;style&gt;</text:p>
      <text:p text:style-name="Normal">body {</text:p>
      <text:p text:style-name="Normal"><text:s text:c="2"/>margin: 0;</text:p>
      <text:p text:style-name="Normal"><text:s text:c="2"/>font-family: 'Segoe UI', sans-serif;</text:p>
      <text:p text:style-name="Normal"><text:s text:c="2"/>background: #0f172a;</text:p>
      <text:p text:style-name="Normal"><text:s text:c="2"/>color: white;</text:p>
      <text:p text:style-name="Normal">}</text:p>
      <text:p text:style-name="Normal"/>
      <text:p text:style-name="Normal">/* Layout */</text:p>
      <text:p text:style-name="Normal">.container {</text:p>
      <text:p text:style-name="Normal"><text:s text:c="2"/>display: flex;</text:p>
      <text:p text:style-name="Normal">}</text:p>
      <text:p text:style-name="Normal"/>
      <text:p text:style-name="Normal">/* Sidebar */</text:p>
      <text:p text:style-name="Normal">.sidebar {</text:p>
      <text:p text:style-name="Normal"><text:s text:c="2"/>width: 220px;</text:p>
      <text:p text:style-name="Normal"><text:s text:c="2"/>background: #020617;</text:p>
      <text:p text:style-name="Normal"><text:s text:c="2"/>height: 100vh;</text:p>
      <text:p text:style-name="Normal"><text:s text:c="2"/>padding: 20px;</text:p>
      <text:p text:style-name="Normal">}</text:p>
      <text:p text:style-name="Normal"/>
      <text:p text:style-name="Normal">.sidebar h2 {</text:p>
      <text:p text:style-name="Normal"><text:s text:c="2"/>color: #22c55e;</text:p>
      <text:p text:style-name="Normal">}</text:p>
      <text:p text:style-name="Normal"/>
      <text:p text:style-name="Normal">.sidebar button {</text:p>
      <text:p text:style-name="Normal"><text:s text:c="2"/>width: 100%;</text:p>
      <text:p text:style-name="Normal"><text:s text:c="2"/>margin: 10px 0;</text:p>
      <text:p text:style-name="Normal"><text:s text:c="2"/>padding: 10px;</text:p>
      <text:p text:style-name="Normal"><text:s text:c="2"/>background: #22c55e;</text:p>
      <text:p text:style-name="Normal"><text:s text:c="2"/>border: none;</text:p>
      <text:p text:style-name="Normal"><text:s text:c="2"/>cursor: pointer;</text:p>
      <text:p text:style-name="Normal">}</text:p>
      <text:p text:style-name="Normal"/>
      <text:p text:style-name="Normal">/* Main */</text:p>
      <text:p text:style-name="Normal">.main {</text:p>
      <text:p text:style-name="Normal"><text:s text:c="2"/>flex: 1;</text:p>
      <text:p text:style-name="Normal"><text:s text:c="2"/>padding: 20px;</text:p>
      <text:p text:style-name="Normal">}</text:p>
      <text:p text:style-name="Normal"/>
      <text:p text:style-name="Normal">/* Topbar */</text:p>
      <text:p text:style-name="Normal">.topbar {</text:p>
      <text:p text:style-name="Normal"><text:s text:c="2"/>display: flex;</text:p>
      <text:p text:style-name="Normal"><text:s text:c="2"/>justify-content: space-between;</text:p>
      <text:p text:style-name="Normal"><text:s text:c="2"/>margin-bottom: 20px;</text:p>
      <text:p text:style-name="Normal">}</text:p>
      <text:p text:style-name="Normal"/>
      <text:p text:style-name="Normal">/* Cards */</text:p>
      <text:p text:style-name="Normal">.cards {</text:p>
      <text:p text:style-name="Normal"><text:s text:c="2"/>display: grid;</text:p>
      <text:p text:style-name="Normal"><text:s text:c="2"/>grid-template-columns: repeat(auto-fit, minmax(200px, 1fr));</text:p>
      <text:p text:style-name="Normal"><text:s text:c="2"/>gap: 20px;</text:p>
      <text:p text:style-name="Normal">}</text:p>
      <text:p text:style-name="Normal"/>
      <text:p text:style-name="Normal">.card {</text:p>
      <text:p text:style-name="Normal"><text:s text:c="2"/>background: #020617;</text:p>
      <text:p text:style-name="Normal"><text:s text:c="2"/>padding: 20px;</text:p>
      <text:p text:style-name="Normal"><text:s text:c="2"/>border-radius: 10px;</text:p>
      <text:p text:style-name="Normal">}</text:p>
      <text:p text:style-name="Normal"/>
      <text:p text:style-name="Normal">/* Buttons */</text:p>
      <text:p text:style-name="Normal">.btn {</text:p>
      <text:p text:style-name="Normal"><text:s text:c="2"/>background: #22c55e;</text:p>
      <text:p text:style-name="Normal"><text:s text:c="2"/>padding: 10px;</text:p>
      <text:p text:style-name="Normal"><text:s text:c="2"/>border: none;</text:p>
      <text:p text:style-name="Normal"><text:s text:c="2"/>cursor: pointer;</text:p>
      <text:p text:style-name="Normal"><text:s text:c="2"/>margin-top: 10px;</text:p>
      <text:p text:style-name="Normal">}</text:p>
      <text:p text:style-name="Normal"/>
      <text:p text:style-name="Normal">/* Input */</text:p>
      <text:p text:style-name="Normal">input {</text:p>
      <text:p text:style-name="Normal"><text:s text:c="2"/>width: 100%;</text:p>
      <text:p text:style-name="Normal"><text:s text:c="2"/>padding: 10px;</text:p>
      <text:p text:style-name="Normal"><text:s text:c="2"/>margin-top: 10px;</text:p>
      <text:p text:style-name="Normal">}</text:p>
      <text:p text:style-name="Normal"/>
      <text:p text:style-name="Normal">/* Auth */</text:p>
      <text:p text:style-name="Normal">#auth {</text:p>
      <text:p text:style-name="Normal"><text:s text:c="2"/>text-align: center;</text:p>
      <text:p text:style-name="Normal"><text:s text:c="2"/>margin-top: 100px;</text:p>
      <text:p text:style-name="Normal">}</text:p>
      <text:p text:style-name="Normal">&lt;/style&gt;</text:p>
      <text:p text:style-name="Normal">&lt;/head&gt;</text:p>
      <text:p text:style-name="Normal"/>
      <text:p text:style-name="Normal">&lt;body&gt;</text:p>
      <text:p text:style-name="Normal"/>
      <text:p text:style-name="Normal">&lt;!-- AUTH --&gt;</text:p>
      <text:p text:style-name="Normal">&lt;div id="auth"&gt;</text:p>
      <text:p text:style-name="Normal"><text:s text:c="2"/>&lt;h1&gt;Jerox Invest&lt;/h1&gt;</text:p>
      <text:p text:style-name="Normal"><text:s text:c="2"/>&lt;input type="email" id="email" placeholder="Email"&gt;&lt;br&gt;</text:p>
      <text:p text:style-name="Normal"><text:s text:c="2"/>&lt;input type="password" id="password" placeholder="Password"&gt;&lt;br&gt;</text:p>
      <text:p text:style-name="Normal"><text:s text:c="2"/>&lt;button class="btn" onclick="signup()"&gt;Sign Up&lt;/button&gt;</text:p>
      <text:p text:style-name="Normal"><text:s text:c="2"/>&lt;button class="btn" onclick="login()"&gt;Login&lt;/button&gt;</text:p>
      <text:p text:style-name="Normal">&lt;/div&gt;</text:p>
      <text:p text:style-name="Normal"/>
      <text:p text:style-name="Normal">&lt;!-- DASHBOARD --&gt;</text:p>
      <text:p text:style-name="Normal">&lt;div class="container" id="dashboard" style="display:none;"&gt;</text:p>
      <text:p text:style-name="Normal"/>
      <text:p text:style-name="Normal"><text:s text:c="2"/>&lt;!-- SIDEBAR --&gt;</text:p>
      <text:p text:style-name="Normal"><text:s text:c="2"/>&lt;div class="sidebar"&gt;</text:p>
      <text:p text:style-name="Normal"><text:s text:c="4"/>&lt;h2&gt;Jerox&lt;/h2&gt;</text:p>
      <text:p text:style-name="Normal"><text:s text:c="4"/>&lt;button onclick="showSection('home')"&gt;Dashboard&lt;/button&gt;</text:p>
      <text:p text:style-name="Normal"><text:s text:c="4"/>&lt;button onclick="showSection('invest')"&gt;Invest&lt;/button&gt;</text:p>
      <text:p text:style-name="Normal"><text:s text:c="4"/>&lt;button onclick="showSection('stake')"&gt;Stake&lt;/button&gt;</text:p>
      <text:p text:style-name="Normal"><text:s text:c="4"/>&lt;button onclick="showSection('deposit')"&gt;Deposit&lt;/button&gt;</text:p>
      <text:p text:style-name="Normal"><text:s text:c="4"/>&lt;button onclick="logout()"&gt;Logout&lt;/button&gt;</text:p>
      <text:p text:style-name="Normal"><text:s text:c="2"/>&lt;/div&gt;</text:p>
      <text:p text:style-name="Normal"/>
      <text:p text:style-name="Normal"><text:s text:c="2"/>&lt;!-- MAIN --&gt;</text:p>
      <text:p text:style-name="Normal"><text:s text:c="2"/>&lt;div class="main"&gt;</text:p>
      <text:p text:style-name="Normal"/>
      <text:p text:style-name="Normal"><text:s text:c="4"/>&lt;!-- TOP --&gt;</text:p>
      <text:p text:style-name="Normal"><text:s text:c="4"/>&lt;div class="topbar"&gt;</text:p>
      <text:p text:style-name="Normal"><text:s text:c="6"/>&lt;h3 id="userEmail"&gt;&lt;/h3&gt;</text:p>
      <text:p text:style-name="Normal"><text:s text:c="6"/>&lt;h3 id="balance"&gt;Balance: 0 BTC&lt;/h3&gt;</text:p>
      <text:p text:style-name="Normal"><text:s text:c="4"/>&lt;/div&gt;</text:p>
      <text:p text:style-name="Normal"/>
      <text:p text:style-name="Normal"><text:s text:c="4"/>&lt;!-- HOME --&gt;</text:p>
      <text:p text:style-name="Normal"><text:s text:c="4"/>&lt;div id="home" class="section"&gt;</text:p>
      <text:p text:style-name="Normal"><text:s text:c="6"/>&lt;div class="cards"&gt;</text:p>
      <text:p text:style-name="Normal"><text:s text:c="8"/>&lt;div class="card"&gt;</text:p>
      <text:p text:style-name="Normal"><text:s text:c="10"/>&lt;h3&gt;Total Balance&lt;/h3&gt;</text:p>
      <text:p text:style-name="Normal"><text:s text:c="10"/>&lt;p id="balanceCard"&gt;0 BTC&lt;/p&gt;</text:p>
      <text:p text:style-name="Normal"><text:s text:c="8"/>&lt;/div&gt;</text:p>
      <text:p text:style-name="Normal"/>
      <text:p text:style-name="Normal"><text:s text:c="8"/>&lt;div class="card"&gt;</text:p>
      <text:p text:style-name="Normal"><text:s text:c="10"/>&lt;h3&gt;Active Plan&lt;/h3&gt;</text:p>
      <text:p text:style-name="Normal"><text:s text:c="10"/>&lt;p id="plan"&gt;None&lt;/p&gt;</text:p>
      <text:p text:style-name="Normal"><text:s text:c="8"/>&lt;/div&gt;</text:p>
      <text:p text:style-name="Normal"/>
      <text:p text:style-name="Normal"><text:s text:c="8"/>&lt;div class="card"&gt;</text:p>
      <text:p text:style-name="Normal"><text:s text:c="10"/>&lt;h3&gt;Wallet Address&lt;/h3&gt;</text:p>
      <text:p text:style-name="Normal"><text:s text:c="10"/>&lt;input id="btcAddress" readonly&gt;</text:p>
      <text:p text:style-name="Normal"><text:s text:c="10"/>&lt;button class="btn" onclick="copyAddress()"&gt;Copy&lt;/button&gt;</text:p>
      <text:p text:style-name="Normal"><text:s text:c="8"/>&lt;/div&gt;</text:p>
      <text:p text:style-name="Normal"><text:s text:c="6"/>&lt;/div&gt;</text:p>
      <text:p text:style-name="Normal"><text:s text:c="4"/>&lt;/div&gt;</text:p>
      <text:p text:style-name="Normal"/>
      <text:p text:style-name="Normal"><text:s text:c="4"/>&lt;!-- INVEST --&gt;</text:p>
      <text:p text:style-name="Normal"><text:s text:c="4"/>&lt;div id="invest" class="section" style="display:none;"&gt;</text:p>
      <text:p text:style-name="Normal"><text:s text:c="6"/>&lt;h2&gt;Investment Plans&lt;/h2&gt;</text:p>
      <text:p text:style-name="Normal"><text:s text:c="6"/>&lt;div class="cards"&gt;</text:p>
      <text:p text:style-name="Normal"><text:s text:c="8"/>&lt;div class="card"&gt;</text:p>
      <text:p text:style-name="Normal"><text:s text:c="10"/>&lt;h3&gt;$400 Plan&lt;/h3&gt;</text:p>
      <text:p text:style-name="Normal"><text:s text:c="10"/>&lt;button class="btn" onclick="invest(400)"&gt;Invest&lt;/button&gt;</text:p>
      <text:p text:style-name="Normal"><text:s text:c="8"/>&lt;/div&gt;</text:p>
      <text:p text:style-name="Normal"><text:s text:c="8"/>&lt;div class="card"&gt;</text:p>
      <text:p text:style-name="Normal"><text:s text:c="10"/>&lt;h3&gt;$800 Plan&lt;/h3&gt;</text:p>
      <text:p text:style-name="Normal"><text:s text:c="10"/>&lt;button class="btn" onclick="invest(800)"&gt;Invest&lt;/button&gt;</text:p>
      <text:p text:style-name="Normal"><text:s text:c="8"/>&lt;/div&gt;</text:p>
      <text:p text:style-name="Normal"><text:s text:c="8"/>&lt;div class="card"&gt;</text:p>
      <text:p text:style-name="Normal"><text:s text:c="10"/>&lt;h3&gt;$1200 Plan&lt;/h3&gt;</text:p>
      <text:p text:style-name="Normal"><text:s text:c="10"/>&lt;button class="btn" onclick="invest(1200)"&gt;Invest&lt;/button&gt;</text:p>
      <text:p text:style-name="Normal"><text:s text:c="8"/>&lt;/div&gt;</text:p>
      <text:p text:style-name="Normal"><text:s text:c="6"/>&lt;/div&gt;</text:p>
      <text:p text:style-name="Normal"><text:s text:c="4"/>&lt;/div&gt;</text:p>
      <text:p text:style-name="Normal"/>
      <text:p text:style-name="Normal"><text:s text:c="4"/>&lt;!-- STAKE --&gt;</text:p>
      <text:p text:style-name="Normal"><text:s text:c="4"/>&lt;div id="stake" class="section" style="display:none;"&gt;</text:p>
      <text:p text:style-name="Normal"><text:s text:c="6"/>&lt;h2&gt;Staking&lt;/h2&gt;</text:p>
      <text:p text:style-name="Normal"><text:s text:c="6"/>&lt;div class="cards"&gt;</text:p>
      <text:p text:style-name="Normal"><text:s text:c="8"/>&lt;div class="card"&gt;</text:p>
      <text:p text:style-name="Normal"><text:s text:c="10"/>&lt;h3&gt;$300 / 14 days&lt;/h3&gt;</text:p>
      <text:p text:style-name="Normal"><text:s text:c="10"/>&lt;button class="btn" onclick="stake(300,14)"&gt;Stake&lt;/button&gt;</text:p>
      <text:p text:style-name="Normal"><text:s text:c="8"/>&lt;/div&gt;</text:p>
      <text:p text:style-name="Normal"><text:s text:c="8"/>&lt;div class="card"&gt;</text:p>
      <text:p text:style-name="Normal"><text:s text:c="10"/>&lt;h3&gt;$200 / 28 days&lt;/h3&gt;</text:p>
      <text:p text:style-name="Normal"><text:s text:c="10"/>&lt;button class="btn" onclick="stake(200,28)"&gt;Stake&lt;/button&gt;</text:p>
      <text:p text:style-name="Normal"><text:s text:c="8"/>&lt;/div&gt;</text:p>
      <text:p text:style-name="Normal"><text:s text:c="6"/>&lt;/div&gt;</text:p>
      <text:p text:style-name="Normal"><text:s text:c="4"/>&lt;/div&gt;</text:p>
      <text:p text:style-name="Normal"/>
      <text:p text:style-name="Normal"><text:s text:c="4"/>&lt;!-- DEPOSIT --&gt;</text:p>
      <text:p text:style-name="Normal"><text:s text:c="4"/>&lt;div id="deposit" class="section" style="display:none;"&gt;</text:p>
      <text:p text:style-name="Normal"><text:s text:c="6"/>&lt;h2&gt;Deposit BTC&lt;/h2&gt;</text:p>
      <text:p text:style-name="Normal"><text:s text:c="6"/>&lt;input id="btcAddress2" readonly&gt;</text:p>
      <text:p text:style-name="Normal"><text:s text:c="6"/>&lt;button class="btn" onclick="copyAddress()"&gt;Copy Address&lt;/button&gt;</text:p>
      <text:p text:style-name="Normal"><text:s text:c="6"/>&lt;br&gt;&lt;br&gt;</text:p>
      <text:p text:style-name="Normal"><text:s text:c="6"/>&lt;img id="qr"&gt;</text:p>
      <text:p text:style-name="Normal"><text:s text:c="4"/>&lt;/div&gt;</text:p>
      <text:p text:style-name="Normal"/>
      <text:p text:style-name="Normal"><text:s text:c="2"/>&lt;/div&gt;</text:p>
      <text:p text:style-name="Normal">&lt;/div&gt;</text:p>
      <text:p text:style-name="Normal"/>
      <text:p text:style-name="Normal">&lt;script&gt;</text:p>
      <text:p text:style-name="Normal">function showSection(id) {</text:p>
      <text:p text:style-name="Normal"><text:s text:c="2"/>document.querySelectorAll(".section").forEach(sec =&gt; sec.style.display = "none");</text:p>
      <text:p text:style-name="Normal"><text:s text:c="2"/>document.getElementById(id).style.display = "block";</text:p>
      <text:p text:style-name="Normal">}</text:p>
      <text:p text:style-name="Normal"/>
      <text:p text:style-name="Normal">function copyAddress() {</text:p>
      <text:p text:style-name="Normal"><text:s text:c="2"/>let input = document.getElementById("btcAddress") || document.getElementById("btcAddress2");</text:p>
      <text:p text:style-name="Normal"><text:s text:c="2"/>input.select();</text:p>
      <text:p text:style-name="Normal"><text:s text:c="2"/>document.execCommand("copy");</text:p>
      <text:p text:style-name="Normal"><text:s text:c="2"/>alert("Copied!");</text:p>
      <text:p text:style-name="Normal">}</text:p>
      <text:p text:style-name="Normal"/>
      <text:p text:style-name="Normal">function invest(amount) {</text:p>
      <text:p text:style-name="Normal"><text:s text:c="2"/>document.getElementById("plan").innerText = "$" + amount + " Plan Active";</text:p>
      <text:p text:style-name="Normal">}</text:p>
      <text:p text:style-name="Normal"/>
      <text:p text:style-name="Normal">function stake(amount, days) {</text:p>
      <text:p text:style-name="Normal"><text:s text:c="2"/>document.getElementById("plan").innerText = "Staked $" + amount + " for " + days + " days";</text:p>
      <text:p text:style-name="Normal">}</text:p>
      <text:p text:style-name="Normal">&lt;/script&gt;</text:p>
      <text:p text:style-name="Normal"/>
      <text:p text:style-name="Normal">&lt;/body&gt;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lynchen09@gmail.com</meta:initial-creator>
    <dc:creator>marilynchen09@gmail.com</dc:creator>
    <meta:creation-date>2026-03-22T02:08:00Z</meta:creation-date>
    <dc:date>2026-03-22T02:08:00Z</dc:date>
    <meta:template xlink:href="Normal.dotm" xlink:type="simple"/>
    <meta:editing-cycles>2</meta:editing-cycles>
    <meta:editing-duration>PT60S</meta:editing-duration>
    <meta:document-statistic meta:page-count="1" meta:paragraph-count="9" meta:word-count="681" meta:character-count="4560" meta:row-count="32" meta:non-whitespace-character-count="3888"/>
  </office:meta>
</office:document-meta>
</file>